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ll Gown Fitting</text:p>
      <text:p text:style-name="Standard">The woodland creatures have created a beautiful ball gown for a local princess. Some of the foxes want to try on the ball gown to test it out before handing it over to the princess. The ball gown, which has a length S (1 &lt;= S &lt;= 1,000,000), is able to fit exactly two foxes. There are N foxes (2 &lt;= N &lt;= 100,000) that are numbered from 1...N. Fox i has a length of L_i (1 &lt;= L_i &lt;= 1,000,000). Two foxes can successfully try out the ball gown if their total length is not longer than the gown’s length. Find out how many pairs of distinct foxes can fit into the ball gown. </text:p>
      <text:p text:style-name="Standard"/>
      <text:p text:style-name="Standard">INPUT FORMAT</text:p>
      <text:p text:style-name="Standard"/>
      <text:p text:style-name="Standard">Line 1: Two integers separated by a space: N and S</text:p>
      <text:p text:style-name="Standard"/>
      <text:p text:style-name="Standard">Line 2..N+1: Line i+1 contains a single integer: L_i</text:p>
      <text:p text:style-name="Standard"/>
      <text:p text:style-name="Standard">OUTPUT FORMAT</text:p>
      <text:p text:style-name="Standard"/>
      <text:p text:style-name="Standard">Line 1: A single integer representing the number of pairs of foxes that can fit into the ball gown. The order of the two foxes does not matter.</text:p>
      <text:p text:style-name="Standard"/>
      <text:p text:style-name="Standard">SAMPLE INPUT</text:p>
      <text:p text:style-name="Standard"/>
      <text:p text:style-name="Standard">4 8</text:p>
      <text:p text:style-name="Standard">4</text:p>
      <text:p text:style-name="Standard">2</text:p>
      <text:p text:style-name="Standard">3</text:p>
      <text:p text:style-name="Standard">6</text:p>
      <text:p text:style-name="Standard">SAMPLE OUTPUT</text:p>
      <text:p text:style-name="Standard"/>
      <text:p text:style-name="Standard">4</text:p>
      <text:p text:style-name="Standard">The following pairs of foxes can try on the ball gown: fox 1 and 2, fox 1 and 3, fox 2 and 3, and 2 and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01:01.969000000</meta:creation-date>
    <dc:date>2022-07-09T18:01:28.690000000</dc:date>
    <meta:editing-duration>PT26S</meta:editing-duration>
    <meta:editing-cycles>1</meta:editing-cycles>
    <meta:document-statistic meta:table-count="0" meta:image-count="0" meta:object-count="0" meta:page-count="1" meta:paragraph-count="16" meta:word-count="208" meta:character-count="999" meta:non-whitespace-character-count="806"/>
    <meta:generator>LibreOffice/5.4.6.2$Windows_X86_64 LibreOffice_project/4014ce260a04f1026ba855d3b8d91541c224eab8</meta:generator>
  </office:meta>
</office:document-meta>
</file>